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Transformer.PredicateTransformer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Transformer.transform( Objec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Transformer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Transformer.getInstance( Predicate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